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3270 Nerd Font" svg:font-family="'3270 Nerd Font'" style:font-pitch="fixed"/>
    <style:font-face style:name="DejaVu Sans" svg:font-family="'DejaVu Sans'" style:font-family-generic="system" style:font-pitch="variable"/>
    <style:font-face style:name="Hack Nerd Font Mono" svg:font-family="'Hack Nerd Font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35cm" fo:min-width="2.8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475cm" loext:decorative="false"/>
      <style:paragraph-properties style:writing-mode="lr-tb"/>
    </style:style>
    <style:style style:name="gr5" style:family="graphic" style:parent-style-name="objectwithoutfill">
      <style:graphic-properties svg:stroke-width="0.159cm" draw:marker-start-width="0.438cm" draw:marker-end-width="0.438cm" svg:stroke-opacity="80%" svg:stroke-linecap="round" draw:fill="none" draw:textarea-vertical-align="middle" fo:padding-top="0.204cm" fo:padding-bottom="0.204cm" fo:padding-left="0.179cm" fo:padding-right="0.179cm" loext:decorative="false"/>
    </style:style>
    <style:style style:name="gr6" style:family="graphic" style:parent-style-name="objectwithoutfill">
      <style:graphic-properties draw:stroke="solid" svg:stroke-width="0.212cm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7" style:family="graphic" style:parent-style-name="objectwithoutfill">
      <style:graphic-properties draw:stroke="solid" svg:stroke-width="0.212cm" svg:stroke-color="#f10d0c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8" style:family="graphic" style:parent-style-name="objectwithoutfill">
      <style:graphic-properties draw:stroke="solid" svg:stroke-width="0.212cm" svg:stroke-color="#069a2e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9" style:family="graphic" style:parent-style-name="objectwithoutfill">
      <style:graphic-properties draw:stroke="solid" svg:stroke-width="0.212cm" svg:stroke-color="#ea7500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0.865cm" loext:decorative="false"/>
      <style:paragraph-properties style:writing-mode="lr-tb"/>
    </style:style>
    <style:style style:name="gr11" style:family="graphic" style:parent-style-name="standard">
      <style:graphic-properties draw:stroke="none" svg:stroke-color="#ea7500" draw:fill="none" draw:fill-color="#ffffff" draw:auto-grow-height="true" draw:auto-grow-width="false" fo:min-height="0.865cm" loext:decorative="false"/>
      <style:paragraph-properties style:writing-mode="lr-tb"/>
    </style:style>
    <style:style style:name="gr12" style:family="graphic" style:parent-style-name="standard">
      <style:graphic-properties draw:stroke="none" svg:stroke-color="#ea7500" draw:fill="none" fo:min-height="0.865cm" loext:decorative="false"/>
      <style:paragraph-properties style:writing-mode="lr-tb"/>
    </style:style>
    <style:style style:name="gr13" style:family="graphic" style:parent-style-name="objectwithoutfill">
      <style:graphic-properties svg:stroke-width="0.159cm" svg:stroke-color="#f10d0c" draw:marker-start-width="0.438cm" draw:marker-end-width="0.438cm" svg:stroke-opacity="80%" svg:stroke-linecap="round" draw:fill="none" draw:textarea-vertical-align="middle" fo:padding-top="0.204cm" fo:padding-bottom="0.204cm" fo:padding-left="0.179cm" fo:padding-right="0.179cm" loext:decorative="false"/>
    </style:style>
    <style:style style:name="gr14" style:family="graphic" style:parent-style-name="objectwithoutfill">
      <style:graphic-properties draw:stroke="solid" svg:stroke-width="0.212cm" svg:stroke-color="#780373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15" style:family="graphic" style:parent-style-name="standard">
      <style:graphic-properties draw:stroke="none" svg:stroke-color="#f10d0c" draw:fill="none" fo:min-height="0.865cm" loext:decorative="false"/>
      <style:paragraph-properties style:writing-mode="lr-tb"/>
    </style:style>
    <style:style style:name="gr16" style:family="graphic" style:parent-style-name="objectwithoutfill">
      <style:graphic-properties draw:stroke="solid" svg:stroke-width="0.212cm" svg:stroke-color="#ff5429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17" style:family="graphic" style:parent-style-name="standard">
      <style:graphic-properties draw:stroke="none" svg:stroke-color="#f10d0c" draw:fill="none" fo:min-height="0.725cm" loext:decorative="false"/>
      <style:paragraph-properties style:writing-mode="lr-tb"/>
    </style:style>
    <style:style style:name="gr18" style:family="graphic" style:parent-style-name="objectwithoutfill">
      <style:graphic-properties svg:stroke-width="0.212cm" svg:stroke-color="#3465a4" draw:marker-start-width="0.518cm" draw:marker-end-width="0.518cm" svg:stroke-opacity="80%" svg:stroke-linecap="round" draw:fill="none" draw:textarea-vertical-align="middle" fo:padding-top="0.231cm" fo:padding-bottom="0.231cm" fo:padding-left="0.206cm" fo:padding-right="0.206cm" loext:decorative="false"/>
    </style:style>
    <style:style style:name="gr19" style:family="graphic" style:parent-style-name="objectwithoutfill">
      <style:graphic-properties draw:stroke="solid" svg:stroke-width="0.212cm" svg:stroke-color="#3465a4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20" style:family="graphic" style:parent-style-name="objectwithoutfill">
      <style:graphic-properties svg:stroke-width="0.212cm" svg:stroke-color="#069a2e" draw:marker-start-width="0.518cm" draw:marker-end-width="0.518cm" svg:stroke-opacity="80%" draw:stroke-linejoin="round" svg:stroke-linecap="round" draw:fill="none" draw:textarea-vertical-align="middle" fo:padding-top="0.231cm" fo:padding-bottom="0.231cm" fo:padding-left="0.206cm" fo:padding-right="0.206cm" loext:decorative="false"/>
    </style:style>
    <style:style style:name="gr21" style:family="graphic" style:parent-style-name="objectwithoutfill">
      <style:graphic-properties svg:stroke-width="0.212cm" svg:stroke-color="#168253" draw:marker-start-width="0.518cm" draw:marker-end-width="0.518cm" svg:stroke-opacity="80%" svg:stroke-linecap="round" draw:fill="none" draw:textarea-vertical-align="middle" fo:padding-top="0.231cm" fo:padding-bottom="0.231cm" fo:padding-left="0.206cm" fo:padding-right="0.206cm" loext:decorative="false"/>
    </style:style>
    <style:style style:name="gr22" style:family="graphic" style:parent-style-name="standard">
      <style:graphic-properties draw:stroke="none" svg:stroke-color="#5eb91e" draw:fill="none" fo:min-height="0.725cm" loext:decorative="false"/>
      <style:paragraph-properties style:writing-mode="lr-tb"/>
    </style:style>
    <style:style style:name="gr23" style:family="graphic" style:parent-style-name="objectwithoutfill">
      <style:graphic-properties draw:stroke="solid" svg:stroke-width="0.212cm" svg:stroke-color="#5eb91e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24" style:family="graphic" style:parent-style-name="objectwithoutfill">
      <style:graphic-properties svg:stroke-width="0.212cm" svg:stroke-color="#8d1d75" draw:marker-start-width="0.518cm" draw:marker-end-width="0.518cm" svg:stroke-opacity="80%" svg:stroke-linecap="round" draw:fill="none" draw:textarea-vertical-align="middle" fo:padding-top="0.231cm" fo:padding-bottom="0.231cm" fo:padding-left="0.206cm" fo:padding-right="0.206cm" loext:decorative="false"/>
    </style:style>
    <style:style style:name="gr25" style:family="graphic" style:parent-style-name="objectwithoutfill">
      <style:graphic-properties svg:stroke-width="0.212cm" svg:stroke-color="#e8a202" draw:marker-start-width="0.518cm" draw:marker-end-width="0.518cm" svg:stroke-opacity="80%" svg:stroke-linecap="round" draw:fill="none" draw:textarea-vertical-align="middle" fo:padding-top="0.231cm" fo:padding-bottom="0.231cm" fo:padding-left="0.206cm" fo:padding-right="0.206cm" loext:decorative="false"/>
    </style:style>
    <style:style style:name="gr26" style:family="graphic" style:parent-style-name="objectwithoutfill">
      <style:graphic-properties svg:stroke-width="0.212cm" svg:stroke-color="#729fcf" draw:marker-start-width="0.518cm" draw:marker-end-width="0.518cm" svg:stroke-opacity="80%" svg:stroke-linecap="round" draw:fill="none" draw:textarea-vertical-align="middle" fo:padding-top="0.231cm" fo:padding-bottom="0.231cm" fo:padding-left="0.206cm" fo:padding-right="0.206cm" loext:decorative="false"/>
    </style:style>
    <style:style style:name="gr27" style:family="graphic" style:parent-style-name="standard">
      <style:graphic-properties draw:stroke="none" draw:fill="none" fo:min-height="0.865cm" loext:decorative="false"/>
      <style:paragraph-properties style:writing-mode="lr-tb"/>
    </style:style>
    <style:style style:name="gr28" style:family="graphic" style:parent-style-name="objectwithoutfill">
      <style:graphic-properties svg:stroke-width="0.212cm" svg:stroke-color="#069a2e" draw:marker-start-width="0.518cm" draw:marker-end-width="0.518cm" svg:stroke-opacity="80%" svg:stroke-linecap="round" draw:fill="none" draw:textarea-vertical-align="middle" fo:padding-top="0.231cm" fo:padding-bottom="0.231cm" fo:padding-left="0.206cm" fo:padding-right="0.206cm" loext:decorative="false"/>
    </style:style>
    <style:style style:name="gr29" style:family="graphic" style:parent-style-name="objectwithoutfill">
      <style:graphic-properties svg:stroke-width="0.212cm" svg:stroke-color="#b47804" draw:marker-start-width="0.518cm" draw:marker-end-width="0.518cm" svg:stroke-opacity="80%" svg:stroke-linecap="round" draw:fill="none" draw:textarea-vertical-align="middle" fo:padding-top="0.231cm" fo:padding-bottom="0.231cm" fo:padding-left="0.206cm" fo:padding-right="0.206cm" loext:decorative="false"/>
    </style:style>
    <style:style style:name="gr30" style:family="graphic" style:parent-style-name="objectwithoutfill">
      <style:graphic-properties svg:stroke-width="0.212cm" svg:stroke-color="#8e86ae" draw:marker-start-width="0.518cm" draw:marker-end-width="0.518cm" svg:stroke-opacity="80%" svg:stroke-linecap="round" draw:fill="none" draw:textarea-vertical-align="middle" fo:padding-top="0.231cm" fo:padding-bottom="0.231cm" fo:padding-left="0.206cm" fo:padding-right="0.206cm" loext:decorative="false"/>
    </style:style>
    <style:style style:name="gr31" style:family="graphic" style:parent-style-name="standard">
      <style:graphic-properties draw:stroke="none" svg:stroke-color="#f10d0c" draw:fill="none" fo:min-height="0.547cm" loext:decorative="false"/>
      <style:paragraph-properties style:writing-mode="lr-tb"/>
    </style:style>
    <style:style style:name="P1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4pt" style:font-size-asian="14pt" style:font-size-complex="14pt"/>
    </style:style>
    <style:style style:name="P2" style:family="paragraph">
      <style:paragraph-properties fo:text-align="center"/>
      <style:text-properties fo:color="#111111" loext:opacity="100%" style:font-name="Hack Nerd Font Mono" fo:font-size="10pt" style:font-size-asian="12pt" style:font-size-complex="12pt"/>
    </style:style>
    <style:style style:name="P3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0pt" style:font-size-asian="12pt" style:font-size-complex="12pt"/>
    </style:style>
    <style:style style:name="P4" style:family="paragraph">
      <loext:graphic-properties draw:fill="none" draw:fill-color="#ffffff"/>
      <style:text-properties fo:color="#3465a4" loext:opacity="100%" style:font-name="3270 Nerd Font" fo:font-weight="bold"/>
    </style:style>
    <style:style style:name="P5" style:family="paragraph">
      <loext:graphic-properties draw:fill="none" draw:fill-color="#ffffff"/>
      <style:text-properties fo:color="#f10d0c" loext:opacity="100%" style:font-name="3270 Nerd Font" fo:font-weight="bold"/>
    </style:style>
    <style:style style:name="P6" style:family="paragraph">
      <loext:graphic-properties draw:fill="none"/>
    </style:style>
    <style:style style:name="P7" style:family="paragraph">
      <loext:graphic-properties draw:fill="none"/>
      <style:text-properties fo:color="#069a2e" loext:opacity="100%"/>
    </style:style>
    <style:style style:name="P8" style:family="paragraph">
      <loext:graphic-properties draw:fill="none"/>
      <style:text-properties fo:color="#ea7500" loext:opacity="100%"/>
    </style:style>
    <style:style style:name="P9" style:family="paragraph">
      <loext:graphic-properties draw:fill="none" draw:fill-color="#ffffff"/>
      <style:text-properties fo:color="#069a2e" loext:opacity="100%" style:font-name="3270 Nerd Font" fo:font-weight="bold"/>
    </style:style>
    <style:style style:name="P10" style:family="paragraph">
      <loext:graphic-properties draw:fill="none" draw:fill-color="#ffffff"/>
      <style:text-properties fo:color="#ea7500" loext:opacity="100%" style:font-name="3270 Nerd Font" fo:font-weight="bold"/>
    </style:style>
    <style:style style:name="P11" style:family="paragraph">
      <loext:graphic-properties draw:fill="none"/>
      <style:text-properties fo:color="#780373" loext:opacity="100%"/>
    </style:style>
    <style:style style:name="P12" style:family="paragraph">
      <loext:graphic-properties draw:fill="none"/>
      <style:text-properties fo:color="#729fcf" loext:opacity="100%" fo:background-color="transparent"/>
    </style:style>
    <style:style style:name="P13" style:family="paragraph">
      <loext:graphic-properties draw:fill="none"/>
      <style:text-properties fo:color="#ff860d" loext:opacity="100%" fo:background-color="transparent"/>
    </style:style>
    <style:style style:name="P14" style:family="paragraph">
      <loext:graphic-properties draw:fill="none"/>
      <style:text-properties fo:color="#ff5429" loext:opacity="100%" fo:background-color="transparent"/>
    </style:style>
    <style:style style:name="P15" style:family="paragraph">
      <loext:graphic-properties draw:fill="none"/>
      <style:text-properties fo:color="#168253" loext:opacity="100%" fo:background-color="transparent"/>
    </style:style>
    <style:style style:name="P16" style:family="paragraph">
      <loext:graphic-properties draw:fill="none"/>
      <style:text-properties fo:color="#f10d0c" loext:opacity="100%" fo:background-color="transparent"/>
    </style:style>
    <style:style style:name="P17" style:family="paragraph">
      <loext:graphic-properties draw:fill="none"/>
      <style:text-properties fo:color="#8d1d75" loext:opacity="100%" fo:font-size="15pt" fo:background-color="transparent" style:font-size-asian="15pt" style:font-size-complex="15pt"/>
    </style:style>
    <style:style style:name="P18" style:family="paragraph">
      <loext:graphic-properties draw:fill="none"/>
      <style:text-properties fo:color="#5eb91e" loext:opacity="100%"/>
    </style:style>
    <style:style style:name="P19" style:family="paragraph">
      <loext:graphic-properties draw:fill="none"/>
      <style:text-properties fo:color="#3465a4" loext:opacity="100%" fo:font-size="15pt" fo:background-color="transparent"/>
    </style:style>
    <style:style style:name="P20" style:family="paragraph">
      <loext:graphic-properties draw:fill="none"/>
      <style:text-properties fo:color="#127622" loext:opacity="100%" fo:font-size="15pt" fo:background-color="transparent"/>
    </style:style>
    <style:style style:name="P21" style:family="paragraph">
      <loext:graphic-properties draw:fill="none"/>
      <style:text-properties fo:color="#168253" loext:opacity="100%" fo:font-size="15pt"/>
    </style:style>
    <style:style style:name="P22" style:family="paragraph">
      <loext:graphic-properties draw:fill="none" draw:fill-color="#ffffff"/>
      <style:text-properties fo:color="#5eb91e" loext:opacity="100%" style:font-name="3270 Nerd Font" fo:font-weight="bold"/>
    </style:style>
    <style:style style:name="P23" style:family="paragraph">
      <loext:graphic-properties draw:fill="none" draw:fill-color="#ffffff"/>
      <style:text-properties fo:color="#e8a202" loext:opacity="100%" style:font-name="3270 Nerd Font" fo:font-weight="bold"/>
    </style:style>
    <style:style style:name="P24" style:family="paragraph">
      <loext:graphic-properties draw:fill="none"/>
      <style:text-properties fo:color="#f10d0c" loext:opacity="100%" fo:font-size="15pt" fo:background-color="transparent"/>
    </style:style>
    <style:style style:name="P25" style:family="paragraph">
      <loext:graphic-properties draw:fill="none"/>
      <style:text-properties fo:color="#069a2e" loext:opacity="100%" fo:background-color="transparent"/>
    </style:style>
    <style:style style:name="P26" style:family="paragraph">
      <loext:graphic-properties draw:fill="none"/>
      <style:text-properties fo:color="#b47804" loext:opacity="100%"/>
    </style:style>
    <style:style style:name="P27" style:family="paragraph">
      <loext:graphic-properties draw:fill="none"/>
      <style:text-properties fo:color="#8e86ae" loext:opacity="100%"/>
    </style:style>
    <style:style style:name="P28" style:family="paragraph">
      <style:text-properties fo:font-size="12pt" style:font-size-asian="12pt" style:font-size-complex="12pt"/>
    </style:style>
    <style:style style:name="P29" style:family="paragraph">
      <loext:graphic-properties draw:fill="none"/>
      <style:text-properties fo:color="#729fcf" loext:opacity="100%" fo:font-size="12pt" fo:background-color="transparent" style:font-size-asian="12pt" style:font-size-complex="12pt"/>
    </style:style>
    <style:style style:name="T1" style:family="text">
      <style:text-properties fo:color="#111111" loext:opacity="100%" style:font-name="Hack Nerd Font Mono" fo:font-size="10pt" style:font-size-asian="12pt" style:font-size-complex="12pt"/>
    </style:style>
    <style:style style:name="T2" style:family="text">
      <style:text-properties fo:color="#3465a4" loext:opacity="100%" style:font-name="3270 Nerd Font" fo:font-weight="bold"/>
    </style:style>
    <style:style style:name="T3" style:family="text">
      <style:text-properties fo:color="#f10d0c" loext:opacity="100%" style:font-name="3270 Nerd Font" fo:font-weight="bold"/>
    </style:style>
    <style:style style:name="T4" style:family="text">
      <style:text-properties fo:color="#069a2e" loext:opacity="100%" style:font-name="3270 Nerd Font" fo:font-weight="bold"/>
    </style:style>
    <style:style style:name="T5" style:family="text">
      <style:text-properties fo:color="#ea7500" loext:opacity="100%" style:font-name="3270 Nerd Font" fo:font-weight="bold"/>
    </style:style>
    <style:style style:name="T6" style:family="text">
      <style:text-properties fo:color="#780373" loext:opacity="100%" style:font-name="3270 Nerd Font" fo:font-weight="bold"/>
    </style:style>
    <style:style style:name="T7" style:family="text">
      <style:text-properties fo:color="#729fcf" loext:opacity="100%" style:font-name="3270 Nerd Font" fo:font-weight="bold" fo:background-color="transparent"/>
    </style:style>
    <style:style style:name="T8" style:family="text">
      <style:text-properties fo:color="#ff5429" loext:opacity="100%" style:font-name="3270 Nerd Font" fo:font-weight="bold" fo:background-color="transparent"/>
    </style:style>
    <style:style style:name="T9" style:family="text">
      <style:text-properties fo:color="#f10d0c" loext:opacity="100%" style:font-name="3270 Nerd Font" fo:font-weight="bold" fo:background-color="transparent"/>
    </style:style>
    <style:style style:name="T10" style:family="text">
      <style:text-properties fo:color="#8d1d75" loext:opacity="100%" style:font-name="3270 Nerd Font" fo:font-size="15pt" fo:font-weight="bold" fo:background-color="transparent" style:font-size-asian="15pt" style:font-size-complex="15pt"/>
    </style:style>
    <style:style style:name="T11" style:family="text">
      <style:text-properties fo:color="#3465a4" loext:opacity="100%" style:font-name="3270 Nerd Font" fo:font-size="15pt" fo:font-weight="bold" fo:background-color="transparent"/>
    </style:style>
    <style:style style:name="T12" style:family="text">
      <style:text-properties fo:color="#127622" loext:opacity="100%" style:font-name="3270 Nerd Font" fo:font-size="15pt" fo:font-weight="bold" fo:background-color="transparent"/>
    </style:style>
    <style:style style:name="T13" style:family="text">
      <style:text-properties fo:color="#168253" loext:opacity="100%" style:font-name="3270 Nerd Font" fo:font-size="15pt" fo:font-weight="bold"/>
    </style:style>
    <style:style style:name="T14" style:family="text">
      <style:text-properties fo:color="#5eb91e" loext:opacity="100%" style:font-name="3270 Nerd Font" fo:font-weight="bold"/>
    </style:style>
    <style:style style:name="T15" style:family="text">
      <style:text-properties fo:color="#e8a202" loext:opacity="100%" style:font-name="3270 Nerd Font" fo:font-weight="bold"/>
    </style:style>
    <style:style style:name="T16" style:family="text">
      <style:text-properties fo:color="#f10d0c" loext:opacity="100%" style:font-name="3270 Nerd Font" fo:font-size="15pt" fo:font-weight="bold" fo:background-color="transparent"/>
    </style:style>
    <style:style style:name="T17" style:family="text">
      <style:text-properties fo:color="#069a2e" loext:opacity="100%" style:font-name="3270 Nerd Font" fo:font-weight="bold" fo:background-color="transparent"/>
    </style:style>
    <style:style style:name="T18" style:family="text">
      <style:text-properties fo:color="#b47804" loext:opacity="100%" style:font-name="3270 Nerd Font" fo:font-weight="bold"/>
    </style:style>
    <style:style style:name="T19" style:family="text">
      <style:text-properties fo:color="#8e86ae" loext:opacity="100%" style:font-name="3270 Nerd Font" fo:font-weight="bold"/>
    </style:style>
    <style:style style:name="T20" style:family="text">
      <style:text-properties fo:color="#729fcf" loext:opacity="100%" style:font-name="3270 Nerd Font" fo:font-size="12pt" fo:font-weight="bold" fo:background-color="transparen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1" draw:layer="layout" svg:width="1.2cm" svg:height="1.2cm" svg:x="5.55cm" svg:y="61.7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63.0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61.2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62.5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63.8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60.9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62.1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63.4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61.2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62.4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63.7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62.0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63.3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64.5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62.0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63.3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61.2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62.4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63.7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60.9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62.1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63.4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61.2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62.5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63.8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61.7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63.0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64.5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65.4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65.3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65.2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65.2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65.3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65.422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style-name="gr1">
          <draw:custom-shape draw:style-name="gr2" draw:text-style-name="P1" draw:layer="layout" svg:width="1.2cm" svg:height="1.2cm" svg:x="5.55cm" svg:y="55.0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56.3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54.5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55.8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57.1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54.2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55.4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56.7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54.5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55.7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57.0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55.3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56.6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57.8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55.3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56.6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54.5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55.7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57.0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54.2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55.4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56.7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54.5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55.8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57.1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55.0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56.3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57.8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58.7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58.6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58.5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58.5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58.6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58.722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style-name="gr1">
          <draw:custom-shape draw:style-name="gr2" draw:text-style-name="P1" draw:layer="layout" svg:width="1.2cm" svg:height="1.2cm" svg:x="5.55cm" svg:y="41.6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42.9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41.1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42.4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43.7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40.8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42.0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43.3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41.1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42.3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43.6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41.9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43.2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44.4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41.9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43.2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41.1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42.3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43.6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40.8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42.0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43.3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41.1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42.4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43.7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41.6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42.9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44.4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45.3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45.2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45.1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45.1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45.2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45.322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style-name="gr1">
          <draw:custom-shape draw:style-name="gr2" draw:text-style-name="P1" draw:layer="layout" svg:width="1.2cm" svg:height="1.2cm" svg:x="5.55cm" svg:y="48.4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49.7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47.9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49.2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50.5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47.6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48.8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50.1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47.9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49.1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50.4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48.7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50.0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51.2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48.7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50.0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47.9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49.1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50.4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47.6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48.8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50.1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47.9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49.2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50.5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48.4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49.7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51.2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52.1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52.0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51.9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51.9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52.0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52.122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style-name="gr1">
          <draw:custom-shape draw:style-name="gr2" draw:text-style-name="P1" draw:layer="layout" svg:width="1.2cm" svg:height="1.2cm" svg:x="5.55cm" svg:y="28.4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29.7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27.9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29.2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30.5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27.6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28.8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30.1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27.9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29.1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30.4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28.7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30.0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31.2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28.7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30.0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27.9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29.1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30.4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27.6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28.8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30.1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27.9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29.2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30.5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28.4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29.7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31.2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32.1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32.0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31.9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31.9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32.0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32.122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style-name="gr1">
          <draw:custom-shape draw:style-name="gr2" draw:text-style-name="P1" draw:layer="layout" svg:width="1.2cm" svg:height="1.2cm" svg:x="5.55cm" svg:y="21.8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23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21.3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22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23.9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2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22.2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23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21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22.5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23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22.1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23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24.6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22.1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23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21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22.5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23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2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22.2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23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21.3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22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23.9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21.8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23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24.6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25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25.4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25.3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25.3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25.4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25.5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style-name="gr1">
          <draw:custom-shape draw:style-name="gr2" draw:text-style-name="P1" draw:layer="layout" svg:width="1.2cm" svg:height="1.2cm" svg:x="5.55cm" svg:y="15.2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16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14.7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16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17.3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14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15.6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16.9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14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15.9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17.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15.5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16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18.0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15.5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16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14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15.9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17.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14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15.6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16.9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14.7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16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17.3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15.2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16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18.0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18.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18.8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18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18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18.8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18.9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style-name="gr1">
          <draw:custom-shape draw:style-name="gr2" draw:text-style-name="P1" draw:layer="layout" svg:width="1.2cm" svg:height="1.2cm" svg:x="5.55cm" svg:y="8.6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9.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8.1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9.4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10.7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7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9.0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10.3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8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9.3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10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8.9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10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11.4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8.9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10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8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9.3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10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7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9.0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10.3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8.1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9.4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10.7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8.6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9.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11.4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12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12.2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12.1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12.1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12.2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12.3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style-name="gr1">
          <draw:custom-shape draw:style-name="gr2" draw:text-style-name="P1" draw:layer="layout" svg:width="1.2cm" svg:height="1.2cm" svg:x="5.55cm" svg:y="2.0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3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1.5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2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4.1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1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2.4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3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1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2.7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4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2.3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3.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4.8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2.3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3.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1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2.7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4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1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2.4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3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1.5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2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4.1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2.0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3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4.8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5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5.6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5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5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5.6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5.7cm">
            <text:p/>
            <draw:enhanced-geometry svg:viewBox="0 0 21600 21600" draw:mirror-horizontal="true" draw:type="rectangle" draw:enhanced-path="M 0 0 L 21600 0 21600 21600 0 21600 0 0 Z N"/>
          </draw:custom-shape>
        </draw:g>
        <draw:custom-shape draw:style-name="gr3" draw:text-style-name="P3" draw:layer="layout" svg:width="3.3cm" svg:height="0.6cm" svg:x="0cm" svg:y="0cm">
          <text:p text:style-name="P2"><text:span text:style-name="T1">Combos</text:span></text:p>
          <draw:enhanced-geometry svg:viewBox="0 0 21600 21600" draw:mirror-horizontal="true" draw:type="rectangle" draw:enhanced-path="M 0 0 L 21600 0 21600 21600 0 21600 0 0 Z N"/>
        </draw:custom-shape>
        <draw:frame draw:style-name="gr4" draw:text-style-name="P4" draw:layer="layout" svg:width="1.5cm" svg:height="1.725cm" svg:x="2.85cm" svg:y="0.825cm">
          <draw:text-box>
            <text:p><text:span text:style-name="T2">[]</text:span></text:p>
          </draw:text-box>
        </draw:frame>
        <draw:frame draw:style-name="gr4" draw:text-style-name="P5" draw:layer="layout" svg:width="1.65cm" svg:height="1.725cm" svg:x="2.775cm" svg:y="4.35cm">
          <draw:text-box>
            <text:p><text:span text:style-name="T3">{}</text:span></text:p>
          </draw:text-box>
        </draw:frame>
        <draw:path draw:style-name="gr5" draw:text-style-name="P6" draw:layer="layout" svg:width="3.198cm" svg:height="2.351cm" draw:transform="skewX (0.709650873860894) rotate (1.04056530003902) translate (2.325cm 1.62780612244898cm)" svg:viewBox="0 0 3199 2352" svg:d="M0 0c2595 0 3199 2352 3199 2352">
          <text:p/>
        </draw:path>
        <draw:line draw:style-name="gr6" draw:text-style-name="P6" draw:layer="layout" svg:x1="4.8cm" svg:y1="3.3cm" svg:x2="3.825cm" svg:y2="2.025cm">
          <text:p/>
        </draw:line>
        <draw:line draw:style-name="gr7" draw:text-style-name="P6" draw:layer="layout" svg:x1="3.81cm" svg:y1="3.492cm" svg:x2="4.762cm" svg:y2="4.445cm">
          <text:p/>
        </draw:line>
        <draw:line draw:style-name="gr8" draw:text-style-name="P7" draw:layer="layout" svg:x1="3.825cm" svg:y1="8.4cm" svg:x2="4.875cm" svg:y2="8.775cm">
          <text:p/>
        </draw:line>
        <draw:line draw:style-name="gr9" draw:text-style-name="P8" draw:layer="layout" svg:x1="3.375cm" svg:y1="8.4cm" svg:x2="2.325cm" svg:y2="8.7cm">
          <text:p/>
        </draw:line>
        <draw:line draw:style-name="gr8" draw:text-style-name="P7" draw:layer="layout" svg:x1="3.825cm" svg:y1="9.675cm" svg:x2="4.875cm" svg:y2="10.05cm">
          <text:p/>
        </draw:line>
        <draw:line draw:style-name="gr9" draw:text-style-name="P8" draw:layer="layout" svg:x1="3.375cm" svg:y1="9.675cm" svg:x2="2.325cm" svg:y2="9.975cm">
          <text:p/>
        </draw:line>
        <draw:line draw:style-name="gr8" draw:text-style-name="P7" draw:layer="layout" svg:x1="3.825cm" svg:y1="10.95cm" svg:x2="4.875cm" svg:y2="11.325cm">
          <text:p/>
        </draw:line>
        <draw:line draw:style-name="gr9" draw:text-style-name="P8" draw:layer="layout" svg:x1="3.375cm" svg:y1="10.95cm" svg:x2="2.325cm" svg:y2="11.25cm">
          <text:p/>
        </draw:line>
        <draw:frame draw:style-name="gr10" draw:text-style-name="P9" draw:layer="layout" svg:width="0.9cm" svg:height="1.115cm" svg:x="4.725cm" svg:y="8.055cm">
          <draw:text-box>
            <text:p><text:span text:style-name="T4">&amp;</text:span></text:p>
          </draw:text-box>
        </draw:frame>
        <draw:frame draw:style-name="gr11" draw:text-style-name="P10" draw:layer="layout" svg:width="0.9cm" svg:height="1.115cm" svg:x="1.575cm" svg:y="8.1cm">
          <draw:text-box>
            <text:p><text:span text:style-name="T5">!</text:span></text:p>
          </draw:text-box>
        </draw:frame>
        <draw:frame draw:style-name="gr10" draw:text-style-name="P9" draw:layer="layout" svg:width="0.9cm" svg:height="1.115cm" svg:x="4.725cm" svg:y="9.3cm">
          <draw:text-box>
            <text:p><text:span text:style-name="T4">:</text:span></text:p>
          </draw:text-box>
        </draw:frame>
        <draw:frame draw:style-name="gr10" draw:text-style-name="P9" draw:layer="layout" svg:width="0.9cm" svg:height="1.115cm" svg:x="4.725cm" svg:y="10.65cm">
          <draw:text-box>
            <text:p><text:span text:style-name="T4">$</text:span></text:p>
          </draw:text-box>
        </draw:frame>
        <draw:frame draw:style-name="gr11" draw:text-style-name="P10" draw:layer="layout" svg:width="0.9cm" svg:height="1.115cm" svg:x="1.575cm" svg:y="9.275cm">
          <draw:text-box>
            <text:p><text:span text:style-name="T5">;</text:span></text:p>
          </draw:text-box>
        </draw:frame>
        <draw:frame draw:style-name="gr12" draw:text-style-name="P8" draw:layer="layout" svg:width="0.545cm" svg:height="1.115cm" svg:x="1.725cm" svg:y="10.575cm">
          <draw:text-box>
            <text:p><text:span text:style-name="T5">^</text:span></text:p>
          </draw:text-box>
        </draw:frame>
        <draw:line draw:style-name="gr6" draw:text-style-name="P6" draw:layer="layout" svg:x1="2.4cm" svg:y1="3.225cm" svg:x2="3.375cm" svg:y2="2.025cm">
          <text:p/>
        </draw:line>
        <draw:line draw:style-name="gr7" draw:text-style-name="P6" draw:layer="layout" svg:x1="3.492cm" svg:y1="3.492cm" svg:x2="2.54cm" svg:y2="4.445cm">
          <text:p/>
        </draw:line>
        <draw:path draw:style-name="gr13" draw:text-style-name="P6" draw:layer="layout" svg:width="3.197cm" svg:height="2.351cm" draw:transform="skewX (0.709476340935695) rotate (-2.10102735355077) translate (4.875cm 5.04819387755102cm)" svg:viewBox="0 0 3198 2352" svg:d="M0 0c2595 0 3198 2352 3198 2352">
          <text:p/>
        </draw:path>
        <draw:line draw:style-name="gr14" draw:text-style-name="P7" draw:layer="layout" svg:x1="2.325cm" svg:y1="15.3cm" svg:x2="4.65cm" svg:y2="16.35cm">
          <text:p/>
        </draw:line>
        <draw:line draw:style-name="gr14" draw:text-style-name="P7" draw:layer="layout" svg:x1="2.325cm" svg:y1="16.575cm" svg:x2="4.575cm" svg:y2="16.575cm">
          <text:p/>
        </draw:line>
        <draw:line draw:style-name="gr14" draw:text-style-name="P7" draw:layer="layout" svg:x1="1.05cm" svg:y1="17.4cm" svg:x2="4.575cm" svg:y2="16.8cm">
          <text:p/>
        </draw:line>
        <draw:line draw:style-name="gr14" draw:text-style-name="P7" draw:layer="layout" svg:x1="2.325cm" svg:y1="17.85cm" svg:x2="4.65cm" svg:y2="17.025cm">
          <text:p/>
        </draw:line>
        <draw:frame draw:style-name="gr12" draw:text-style-name="P11" draw:layer="layout" svg:width="0.545cm" svg:height="1.115cm" svg:x="1.705cm" svg:y="14.579cm">
          <draw:text-box>
            <text:p><text:span text:style-name="T6">%</text:span></text:p>
          </draw:text-box>
        </draw:frame>
        <draw:frame draw:style-name="gr12" draw:text-style-name="P11" draw:layer="layout" svg:width="0.545cm" svg:height="1.115cm" svg:x="1.65cm" svg:y="15.804cm">
          <draw:text-box>
            <text:p><text:span text:style-name="T6">~</text:span></text:p>
          </draw:text-box>
        </draw:frame>
        <draw:frame draw:style-name="gr12" draw:text-style-name="P11" draw:layer="layout" svg:width="0.545cm" svg:height="1.115cm" svg:x="0.375cm" svg:y="17.129cm">
          <draw:text-box>
            <text:p><text:span text:style-name="T6">“</text:span></text:p>
          </draw:text-box>
        </draw:frame>
        <draw:frame draw:style-name="gr12" draw:text-style-name="P11" draw:layer="layout" svg:width="0.545cm" svg:height="1.115cm" svg:x="1.705cm" svg:y="17.625cm">
          <draw:text-box>
            <text:p><text:span text:style-name="T6">#</text:span></text:p>
          </draw:text-box>
        </draw:frame>
        <draw:frame draw:style-name="gr4" draw:text-style-name="P4" draw:layer="layout" svg:width="1.575cm" svg:height="1.725cm" svg:x="13.35cm" svg:y="0.9cm">
          <draw:text-box>
            <text:p><text:span text:style-name="T2">()</text:span></text:p>
          </draw:text-box>
        </draw:frame>
        <draw:frame draw:style-name="gr4" draw:text-style-name="P5" draw:layer="layout" svg:width="1.725cm" svg:height="1.725cm" svg:x="13.2cm" svg:y="4.275cm">
          <draw:text-box>
            <text:p><text:span text:style-name="T3">&lt;&gt;</text:span></text:p>
          </draw:text-box>
        </draw:frame>
        <draw:path draw:style-name="gr5" draw:text-style-name="P6" draw:layer="layout" svg:width="3.199cm" svg:height="2.351cm" draw:transform="skewX (-0.709825406786094) rotate (-1.04056530003902) translate (13.7568620414914cm -1.28345035655478cm)" svg:viewBox="0 0 3200 2352" svg:d="M3200 0c-2595 0-3200 2352-3200 2352">
          <text:p/>
        </draw:path>
        <draw:line draw:style-name="gr6" draw:text-style-name="P6" draw:layer="layout" svg:x1="12.9cm" svg:y1="3.149cm" svg:x2="13.95cm" svg:y2="1.95cm">
          <text:p/>
        </draw:line>
        <draw:line draw:style-name="gr8" draw:text-style-name="P7" draw:layer="layout" svg:x1="13.875cm" svg:y1="8.4cm" svg:x2="12.825cm" svg:y2="8.775cm">
          <text:p/>
        </draw:line>
        <draw:line draw:style-name="gr9" draw:text-style-name="P8" draw:layer="layout" svg:x1="14.325cm" svg:y1="8.4cm" svg:x2="15.375cm" svg:y2="8.7cm">
          <text:p/>
        </draw:line>
        <draw:line draw:style-name="gr8" draw:text-style-name="P7" draw:layer="layout" svg:x1="13.875cm" svg:y1="9.675cm" svg:x2="12.825cm" svg:y2="10.05cm">
          <text:p/>
        </draw:line>
        <draw:line draw:style-name="gr9" draw:text-style-name="P8" draw:layer="layout" svg:x1="14.325cm" svg:y1="9.675cm" svg:x2="15.375cm" svg:y2="9.975cm">
          <text:p/>
        </draw:line>
        <draw:line draw:style-name="gr8" draw:text-style-name="P7" draw:layer="layout" svg:x1="13.875cm" svg:y1="10.95cm" svg:x2="12.825cm" svg:y2="11.325cm">
          <text:p/>
        </draw:line>
        <draw:line draw:style-name="gr9" draw:text-style-name="P8" draw:layer="layout" svg:x1="14.325cm" svg:y1="10.95cm" svg:x2="15.375cm" svg:y2="11.25cm">
          <text:p/>
        </draw:line>
        <draw:frame draw:style-name="gr10" draw:text-style-name="P9" draw:layer="layout" svg:width="0.9cm" svg:height="1.115cm" svg:x="12.065cm" svg:y="8.102cm">
          <draw:text-box>
            <text:p><text:span text:style-name="T4">|</text:span></text:p>
          </draw:text-box>
        </draw:frame>
        <draw:frame draw:style-name="gr11" draw:text-style-name="P10" draw:layer="layout" svg:width="0.9cm" svg:height="1.115cm" svg:x="15.24cm" svg:y="8.002cm">
          <draw:text-box>
            <text:p><text:span text:style-name="T5">*</text:span></text:p>
          </draw:text-box>
        </draw:frame>
        <draw:frame draw:style-name="gr10" draw:text-style-name="P9" draw:layer="layout" svg:width="0.9cm" svg:height="1.115cm" svg:x="12.065cm" svg:y="9.072cm">
          <draw:text-box>
            <text:p><text:span text:style-name="T4">.</text:span></text:p>
          </draw:text-box>
        </draw:frame>
        <draw:frame draw:style-name="gr10" draw:text-style-name="P9" draw:layer="layout" svg:width="0.9cm" svg:height="1.115cm" svg:x="12.065cm" svg:y="10.26cm">
          <draw:text-box>
            <text:p><text:span text:style-name="T4">_</text:span></text:p>
          </draw:text-box>
        </draw:frame>
        <draw:frame draw:style-name="gr11" draw:text-style-name="P10" draw:layer="layout" svg:width="0.9cm" svg:height="1.115cm" svg:x="15.225cm" svg:y="9.03cm">
          <draw:text-box>
            <text:p><text:span text:style-name="T5">,</text:span></text:p>
          </draw:text-box>
        </draw:frame>
        <draw:frame draw:style-name="gr12" draw:text-style-name="P8" draw:layer="layout" svg:width="0.545cm" svg:height="1.115cm" svg:x="15.43cm" svg:y="10.577cm">
          <draw:text-box>
            <text:p><text:span text:style-name="T5">?</text:span></text:p>
          </draw:text-box>
        </draw:frame>
        <draw:line draw:style-name="gr6" draw:text-style-name="P6" draw:layer="layout" svg:x1="15.3cm" svg:y1="3.074cm" svg:x2="14.325cm" svg:y2="1.95cm">
          <text:p/>
        </draw:line>
        <draw:path draw:style-name="gr13" draw:text-style-name="P6" draw:layer="layout" svg:width="3.199cm" svg:height="2.351cm" draw:transform="skewX (-0.709825406786094) rotate (2.10102735355077) translate (14.4431379585086cm 7.65745035655478cm)" svg:viewBox="0 0 3200 2352" svg:d="M3200 0c-2595 0-3200 2352-3200 2352">
          <text:p/>
        </draw:path>
        <draw:line draw:style-name="gr14" draw:text-style-name="P7" draw:layer="layout" svg:x1="15.375cm" svg:y1="15.225cm" svg:x2="13.05cm" svg:y2="16.275cm">
          <text:p/>
        </draw:line>
        <draw:line draw:style-name="gr14" draw:text-style-name="P7" draw:layer="layout" svg:x1="15.375cm" svg:y1="16.5cm" svg:x2="13.125cm" svg:y2="16.5cm">
          <text:p/>
        </draw:line>
        <draw:line draw:style-name="gr14" draw:text-style-name="P7" draw:layer="layout" svg:x1="16.65cm" svg:y1="17.325cm" svg:x2="13.125cm" svg:y2="16.725cm">
          <text:p/>
        </draw:line>
        <draw:line draw:style-name="gr14" draw:text-style-name="P7" draw:layer="layout" svg:x1="15.375cm" svg:y1="17.775cm" svg:x2="13.05cm" svg:y2="16.95cm">
          <text:p/>
        </draw:line>
        <draw:frame draw:style-name="gr12" draw:text-style-name="P11" draw:layer="layout" svg:width="0.545cm" svg:height="1.115cm" svg:x="15.45cm" svg:y="14.504cm">
          <draw:text-box>
            <text:p><text:span text:style-name="T6">+</text:span></text:p>
          </draw:text-box>
        </draw:frame>
        <draw:frame draw:style-name="gr12" draw:text-style-name="P11" draw:layer="layout" svg:width="0.545cm" svg:height="1.115cm" svg:x="16.78cm" svg:y="17.025cm">
          <draw:text-box>
            <text:p><text:span text:style-name="T6">‘</text:span></text:p>
          </draw:text-box>
        </draw:frame>
        <draw:frame draw:style-name="gr12" draw:text-style-name="P11" draw:layer="layout" svg:width="0.545cm" svg:height="1.115cm" svg:x="15.45cm" svg:y="17.625cm">
          <draw:text-box>
            <text:p><text:span text:style-name="T6">=</text:span></text:p>
          </draw:text-box>
        </draw:frame>
        <draw:frame draw:style-name="gr12" draw:text-style-name="P11" draw:layer="layout" svg:width="0.545cm" svg:height="1.115cm" svg:x="15.375cm" svg:y="15.75cm">
          <draw:text-box>
            <text:p><text:span text:style-name="T6">-</text:span></text:p>
          </draw:text-box>
        </draw:frame>
        <draw:frame draw:style-name="gr15" draw:text-style-name="P12" draw:layer="layout" svg:width="0.545cm" svg:height="1.115cm" svg:x="3.175cm" svg:y="27.56cm">
          <draw:text-box>
            <text:p><text:span text:style-name="T7">É</text:span></text:p>
          </draw:text-box>
        </draw:frame>
        <draw:g draw:style-name="gr1">
          <draw:custom-shape draw:style-name="gr2" draw:text-style-name="P1" draw:layer="layout" svg:width="1.2cm" svg:height="1.2cm" svg:x="5.55cm" svg:y="35.0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36.3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34.5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35.8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37.1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34.2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35.4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36.7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34.5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35.7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37.0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35.3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36.6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37.8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35.3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36.6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34.5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35.7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37.0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34.2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35.4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36.7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34.5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35.8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37.1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35.0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36.3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37.8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38.7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38.6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38.5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38.5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38.6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38.722cm">
            <text:p/>
            <draw:enhanced-geometry svg:viewBox="0 0 21600 21600" draw:mirror-horizontal="true" draw:type="rectangle" draw:enhanced-path="M 0 0 L 21600 0 21600 21600 0 21600 0 0 Z N"/>
          </draw:custom-shape>
        </draw:g>
        <draw:line draw:style-name="gr16" draw:text-style-name="P13" draw:layer="layout" svg:x1="6.35cm" svg:y1="56.799cm" svg:x2="6.35cm" svg:y2="55.299cm">
          <text:p/>
        </draw:line>
        <draw:line draw:style-name="gr16" draw:text-style-name="P13" draw:layer="layout" svg:x1="11.43cm" svg:y1="56.799cm" svg:x2="11.43cm" svg:y2="55.299cm">
          <text:p/>
        </draw:line>
        <draw:line draw:style-name="gr16" draw:text-style-name="P13" draw:layer="layout" svg:x1="11.43cm" svg:y1="55.299cm" svg:x2="6.35cm" svg:y2="55.299cm">
          <text:p/>
        </draw:line>
        <draw:frame draw:style-name="gr15" draw:text-style-name="P14" draw:layer="layout" svg:width="2.223cm" svg:height="1.115cm" svg:x="7.752cm" svg:y="54.374cm">
          <draw:text-box>
            <text:p><text:span text:style-name="T8">Boot</text:span></text:p>
          </draw:text-box>
        </draw:frame>
        <draw:line draw:style-name="gr7" draw:text-style-name="P6" draw:layer="layout" svg:x1="14.288cm" svg:y1="3.492cm" svg:x2="15.24cm" svg:y2="4.445cm">
          <text:p/>
        </draw:line>
        <draw:line draw:style-name="gr7" draw:text-style-name="P6" draw:layer="layout" svg:x1="13.97cm" svg:y1="3.492cm" svg:x2="13.018cm" svg:y2="4.445cm">
          <text:p/>
        </draw:line>
        <draw:line draw:style-name="gr7" draw:text-style-name="P15" draw:layer="layout" svg:x1="13.97cm" svg:y1="24.13cm" svg:x2="13.017cm" svg:y2="23.495cm">
          <text:p/>
        </draw:line>
        <draw:frame draw:style-name="gr15" draw:text-style-name="P16" draw:layer="layout" svg:width="0.545cm" svg:height="1.115cm" svg:x="12.382cm" svg:y="22.824cm">
          <draw:text-box>
            <text:p><text:span text:style-name="T9">`</text:span></text:p>
          </draw:text-box>
        </draw:frame>
        <draw:frame draw:style-name="gr17" draw:text-style-name="P17" draw:layer="layout" svg:width="1.27cm" svg:height="0.975cm" svg:x="12.7cm" svg:y="64.032cm">
          <draw:text-box>
            <text:p><text:span text:style-name="T10">CW</text:span></text:p>
          </draw:text-box>
        </draw:frame>
        <draw:path draw:style-name="gr18" draw:text-style-name="P18" draw:layer="layout" svg:width="6.279cm" svg:height="0.812cm" draw:transform="skewX (0.469319035861275) rotate (-0.352207443052455) translate (1.2700001249893cm 56.0949998837233cm)" svg:viewBox="0 0 6280 813" svg:d="M0 0c3420 0 6280 813 6280 813">
          <text:p/>
        </draw:path>
        <draw:frame draw:style-name="gr17" draw:text-style-name="P19" draw:layer="layout" svg:width="2.858cm" svg:height="0.975cm" svg:x="1.587cm" svg:y="57.452cm">
          <draw:text-box>
            <text:p><text:span text:style-name="T11">Ctl+Sft</text:span></text:p>
          </draw:text-box>
        </draw:frame>
        <draw:path draw:style-name="gr18" draw:text-style-name="P18" draw:layer="layout" svg:width="7.572cm" svg:height="0.932cm" draw:transform="skewX (0.522027979271504) rotate (-0.331787090804122) translate (1.27100009927314cm 55.6179999134595cm)" svg:viewBox="0 0 7573 933" svg:d="M0 0c4124 0 7573 933 7573 933">
          <text:p/>
        </draw:path>
        <draw:frame draw:style-name="gr17" draw:text-style-name="P19" draw:layer="layout" svg:width="2.858cm" svg:height="0.975cm" svg:x="2.54cm" svg:y="55.387cm">
          <draw:text-box>
            <text:p><text:span text:style-name="T11">Alt+Sft</text:span></text:p>
          </draw:text-box>
        </draw:frame>
        <draw:line draw:style-name="gr19" draw:text-style-name="P18" draw:layer="layout" svg:x1="6.667cm" svg:y1="59.427cm" svg:x2="8.199cm" svg:y2="59.427cm">
          <text:p/>
        </draw:line>
        <draw:frame draw:style-name="gr17" draw:text-style-name="P19" draw:layer="layout" svg:width="2.858cm" svg:height="0.975cm" svg:x="6.349cm" svg:y="59.744cm">
          <draw:text-box>
            <text:p><text:span text:style-name="T11">Sft</text:span></text:p>
          </draw:text-box>
        </draw:frame>
        <draw:path draw:style-name="gr20" draw:text-style-name="P6" draw:layer="layout" svg:width="6.426cm" svg:height="2.408cm" draw:transform="skewX (0.321315115292156) rotate (-0.321664181142555) translate (6.60232402498365cm 64.6970265204996cm)" svg:viewBox="0 0 6427 2409" svg:d="M0 2409c4016 0 6427-2409 6427-2409">
          <text:p/>
        </draw:path>
        <draw:frame draw:style-name="gr17" draw:text-style-name="P20" draw:layer="layout" svg:width="2.858cm" svg:height="0.975cm" svg:x="7.302cm" svg:y="67.452cm">
          <draw:text-box>
            <text:p><text:span text:style-name="T12">Adjust</text:span></text:p>
          </draw:text-box>
        </draw:frame>
        <draw:path draw:style-name="gr21" draw:text-style-name="P18" draw:layer="layout" svg:width="1.525cm" svg:height="0.137cm" draw:transform="skewX (1.23918376891597) rotate (-1.80711390751493) translate (11.7872915729455cm 57.3083440901735cm)" svg:viewBox="0 0 1526 138" svg:d="M1526 0c-831-1-1526 138-1526 138">
          <text:p/>
        </draw:path>
        <draw:frame draw:style-name="gr22" draw:text-style-name="P21" draw:layer="layout" svg:width="2.133cm" svg:height="0.975cm" svg:x="9.297cm" svg:y="57.292cm">
          <draw:text-box>
            <text:p><text:span text:style-name="T13">Leader</text:span></text:p>
          </draw:text-box>
        </draw:frame>
        <draw:line draw:style-name="gr7" draw:text-style-name="P15" draw:layer="layout" svg:x1="3.81cm" svg:y1="24.13cm" svg:x2="4.762cm" svg:y2="23.495cm">
          <text:p/>
        </draw:line>
        <draw:frame draw:style-name="gr15" draw:text-style-name="P16" draw:layer="layout" svg:width="0.953cm" svg:height="1.115cm" svg:x="4.762cm" svg:y="22.542cm">
          <draw:text-box>
            <text:p><text:span text:style-name="T9">@</text:span></text:p>
          </draw:text-box>
        </draw:frame>
        <draw:line draw:style-name="gr23" draw:text-style-name="P6" draw:layer="layout" svg:x1="3.612cm" svg:y1="22.952cm" svg:x2="2.412cm" svg:y2="21.977cm">
          <text:p/>
        </draw:line>
        <draw:frame draw:style-name="gr10" draw:text-style-name="P22" draw:layer="layout" svg:width="0.9cm" svg:height="1.115cm" svg:x="1.487cm" svg:y="21.157cm">
          <draw:text-box>
            <text:p><text:span text:style-name="T14">\</text:span></text:p>
          </draw:text-box>
        </draw:frame>
        <draw:line draw:style-name="gr23" draw:text-style-name="P6" draw:layer="layout" svg:x1="14.14cm" svg:y1="22.882cm" svg:x2="15.34cm" svg:y2="21.907cm">
          <text:p/>
        </draw:line>
        <draw:frame draw:style-name="gr10" draw:text-style-name="P22" draw:layer="layout" svg:width="0.9cm" svg:height="1.115cm" svg:x="15.292cm" svg:y="21.19cm">
          <draw:text-box>
            <text:p><text:span text:style-name="T14">/</text:span></text:p>
          </draw:text-box>
        </draw:frame>
        <draw:line draw:style-name="gr19" draw:text-style-name="P18" draw:layer="layout" svg:x1="4.762cm" svg:y1="59.427cm" svg:x2="6.294cm" svg:y2="59.427cm">
          <text:p/>
        </draw:line>
        <draw:frame draw:style-name="gr17" draw:text-style-name="P19" draw:layer="layout" svg:width="2.858cm" svg:height="0.975cm" svg:x="4.127cm" svg:y="59.744cm">
          <draw:text-box>
            <text:p><text:span text:style-name="T11">Enter</text:span></text:p>
          </draw:text-box>
        </draw:frame>
        <draw:path draw:style-name="gr24" draw:text-style-name="P18" draw:layer="layout" svg:width="4.969cm" svg:height="0.659cm" draw:transform="skewX (-0.462512251778497) rotate (-2.78868707883654) translate (17.3639867115198cm 64.5375730403864cm)" svg:viewBox="0 0 4970 660" svg:d="M4970 0c-2706 7-4970 660-4970 660">
          <text:p/>
        </draw:path>
        <draw:frame draw:style-name="gr17" draw:text-style-name="P17" draw:layer="layout" svg:width="1.27cm" svg:height="0.975cm" svg:x="14.605cm" svg:y="65.39cm">
          <draw:text-box>
            <text:p><text:span text:style-name="T10">CAP</text:span></text:p>
          </draw:text-box>
        </draw:frame>
        <draw:path draw:style-name="gr25" draw:text-style-name="P6" draw:layer="layout" svg:width="4.772cm" svg:height="0.497cm" draw:transform="rotate (0.066497044500984) translate (1.27cm 24.447cm)" svg:viewBox="0 0 4773 498" svg:d="M0 0c2471 1120 4773 0 4773 0">
          <text:p/>
        </draw:path>
        <draw:frame draw:style-name="gr10" draw:text-style-name="P23" draw:layer="layout" svg:width="0.9cm" svg:height="1.115cm" svg:x="0.37cm" svg:y="23.459cm">
          <draw:text-box>
            <text:p><text:span text:style-name="T15">«</text:span></text:p>
          </draw:text-box>
        </draw:frame>
        <draw:path draw:style-name="gr25" draw:text-style-name="P6" draw:layer="layout" svg:width="4.772cm" svg:height="0.497cm" draw:transform="rotate (0.066497044500984) translate (1.27cm 24.447cm)" svg:viewBox="0 0 4773 498" svg:d="M0 0c2471 1120 4773 0 4773 0">
          <text:p/>
        </draw:path>
        <draw:path draw:style-name="gr25" draw:text-style-name="P6" draw:layer="layout" svg:width="4.772cm" svg:height="0.497cm" draw:transform="rotate (-0.0664970445009836) translate (11.7470083866427cm 24.0928740654182cm)" svg:viewBox="0 0 4773 498" svg:d="M4773 0c-2472 1120-4773 0-4773 0">
          <text:p/>
        </draw:path>
        <draw:frame draw:style-name="gr10" draw:text-style-name="P23" draw:layer="layout" svg:width="0.9cm" svg:height="1.115cm" svg:x="16.41cm" svg:y="23.359cm">
          <draw:text-box>
            <text:p><text:span text:style-name="T15">»</text:span></text:p>
          </draw:text-box>
        </draw:frame>
        <draw:frame draw:style-name="gr15" draw:text-style-name="P12" draw:layer="layout" svg:width="1.27cm" svg:height="1.115cm" svg:x="2.857cm" svg:y="30.227cm">
          <draw:text-box>
            <text:p><text:span text:style-name="T7">QU</text:span></text:p>
          </draw:text-box>
        </draw:frame>
        <draw:path draw:style-name="gr26" draw:text-style-name="P6" draw:layer="layout" svg:width="2.727cm" svg:height="0.91cm" draw:transform="skewX (0.523075176822701) rotate (-0.169820536219049) translate (4.00999962521807cm 31.1150004516332cm)" svg:viewBox="0 0 2728 911" svg:d="M0 0c2251 0 2728 911 2728 911">
          <text:p/>
        </draw:path>
        <draw:path draw:style-name="gr24" draw:text-style-name="P18" draw:layer="layout" svg:width="5.577cm" svg:height="0.579cm" draw:transform="skewX (-0.693419311817347) rotate (-2.87438274510946) translate (16.8105808849325cm 64.1474027936664cm)" svg:viewBox="0 0 5578 580" svg:d="M5578 0c-3037 6-5578 580-5578 580">
          <text:p/>
        </draw:path>
        <draw:line draw:style-name="gr7" draw:text-style-name="P18" draw:layer="layout" svg:x1="11.168cm" svg:y1="59.487cm" svg:x2="12.7cm" svg:y2="59.487cm">
          <text:p/>
        </draw:line>
        <draw:frame draw:style-name="gr17" draw:text-style-name="P24" draw:layer="layout" svg:width="2.858cm" svg:height="0.975cm" svg:x="10.377cm" svg:y="59.705cm">
          <draw:text-box>
            <text:p><text:span text:style-name="T16">FN</text:span></text:p>
          </draw:text-box>
        </draw:frame>
        <draw:frame draw:style-name="gr12" draw:text-style-name="P7" draw:layer="layout" svg:width="0.545cm" svg:height="1.115cm" svg:x="0.635cm" svg:y="43.099cm">
          <draw:text-box>
            <text:p><text:span text:style-name="T4">Â</text:span></text:p>
          </draw:text-box>
        </draw:frame>
        <draw:frame draw:style-name="gr27" draw:text-style-name="P7" draw:layer="layout" svg:width="0.545cm" svg:height="1.115cm" svg:x="2.98cm" svg:y="42.222cm">
          <draw:text-box>
            <text:p><text:span text:style-name="T4">Ê</text:span></text:p>
          </draw:text-box>
        </draw:frame>
        <draw:path draw:style-name="gr28" draw:text-style-name="P6" draw:layer="layout" svg:width="2.547cm" svg:height="2.523cm" draw:transform="skewX (-0.401425727958696) rotate (-0.594808209079668) translate (3.81000007276028cm 41.6009996284074cm)" svg:viewBox="0 0 2548 2524" svg:d="M0 0c2102-1 2548 2524 2548 2524">
          <text:p/>
        </draw:path>
        <draw:path draw:style-name="gr28" draw:text-style-name="P18" draw:layer="layout" svg:width="3.476cm" svg:height="0.648cm" draw:transform="skewX (0.0836012711705284) rotate (-2.53788326532496) translate (15.5628943677295cm 43.7457128967403cm)" svg:viewBox="0 0 3477 649" svg:d="M3477 0c-1893 0-3477 649-3477 649">
          <text:p/>
        </draw:path>
        <draw:path draw:style-name="gr28" draw:text-style-name="P6" draw:layer="layout" svg:width="2.074cm" svg:height="1.859cm" draw:transform="skewX (-0.257261531743964) rotate (-0.497069770967985) translate (3.70999992564375cm 42.862000304915cm)" svg:viewBox="0 0 2075 1860" svg:d="M0 0c1710 1 2075 1860 2075 1860">
          <text:p/>
        </draw:path>
        <draw:path draw:style-name="gr28" draw:text-style-name="P18" draw:layer="layout" svg:width="4.676cm" svg:height="0.588cm" draw:transform="skewX (-0.501433094097971) rotate (-2.8021261140769) translate (17.1100438558649cm 44.4796478491474cm)" svg:viewBox="0 0 4677 589" svg:d="M4677 0c-2547 0-4677 589-4677 589">
          <text:p/>
        </draw:path>
        <draw:frame draw:style-name="gr27" draw:text-style-name="P7" draw:layer="layout" svg:width="0.545cm" svg:height="1.115cm" svg:x="15.33cm" svg:y="42.415cm">
          <draw:text-box>
            <text:p><text:span text:style-name="T4">Î</text:span></text:p>
          </draw:text-box>
        </draw:frame>
        <draw:frame draw:style-name="gr27" draw:text-style-name="P7" draw:layer="layout" svg:width="0.635cm" svg:height="1.115cm" svg:x="16.61cm" svg:y="43.167cm">
          <draw:text-box>
            <text:p><text:span text:style-name="T4">Û</text:span></text:p>
          </draw:text-box>
        </draw:frame>
        <draw:path draw:style-name="gr28" draw:text-style-name="P6" draw:layer="layout" svg:width="5.112cm" svg:height="1.456cm" draw:transform="skewX (0.637394242828329) rotate (3.00667870241063) translate (4.76199985207515cm 46.037000152217cm)" svg:viewBox="0 0 5113 1457" svg:d="M0 0c4220-1 5113 1457 5113 1457">
          <text:p/>
        </draw:path>
        <draw:frame draw:style-name="gr15" draw:text-style-name="P25" draw:layer="layout" svg:width="0.545cm" svg:height="1.115cm" svg:x="3.047cm" svg:y="40.79cm">
          <draw:text-box>
            <text:p><text:span text:style-name="T17">Ô</text:span></text:p>
          </draw:text-box>
        </draw:frame>
        <draw:frame draw:style-name="gr12" draw:text-style-name="P26" draw:layer="layout" svg:width="0.545cm" svg:height="1.115cm" svg:x="0.489cm" svg:y="36.598cm">
          <draw:text-box>
            <text:p><text:span text:style-name="T18">À</text:span></text:p>
          </draw:text-box>
        </draw:frame>
        <draw:frame draw:style-name="gr27" draw:text-style-name="P26" draw:layer="layout" svg:width="0.545cm" svg:height="1.115cm" svg:x="3.034cm" svg:y="35.521cm">
          <draw:text-box>
            <text:p><text:span text:style-name="T18">É</text:span></text:p>
          </draw:text-box>
        </draw:frame>
        <draw:path draw:style-name="gr29" draw:text-style-name="P6" draw:layer="layout" svg:width="3.735cm" svg:height="2.021cm" draw:transform="skewX (0.187099295813792) rotate (-0.265813645078737) translate (3.81000007541529cm 36.1949998450543cm)" svg:viewBox="0 0 3736 2022" svg:d="M0 0c3082-1 3736 2022 3736 2022">
          <text:p/>
        </draw:path>
        <draw:path draw:style-name="gr29" draw:text-style-name="P6" draw:layer="layout" svg:width="6.786cm" svg:height="1.403cm" draw:transform="skewX (0.837583508032079) rotate (3.04437781425371) translate (6.35000042437937cm 39.3699996868372cm)" svg:viewBox="0 0 6787 1404" svg:d="M0 0c5601 0 6787 1404 6787 1404">
          <text:p/>
        </draw:path>
        <draw:path draw:style-name="gr29" draw:text-style-name="P18" draw:layer="layout" svg:width="5.919cm" svg:height="0.574cm" draw:transform="skewX (-0.738972405294399) rotate (-2.88904351082621) translate (17.1619240403029cm 37.8906059127814cm)" svg:viewBox="0 0 5920 575" svg:d="M5920 0c-3225 0-5920 575-5920 575">
          <text:p/>
        </draw:path>
        <draw:frame draw:style-name="gr27" draw:text-style-name="P26" draw:layer="layout" svg:width="0.635cm" svg:height="1.115cm" svg:x="16.611cm" svg:y="36.568cm">
          <draw:text-box>
            <text:p><text:span text:style-name="T18">Ù</text:span></text:p>
          </draw:text-box>
        </draw:frame>
        <draw:path draw:style-name="gr26" draw:text-style-name="P6" draw:layer="layout" svg:width="4.183cm" svg:height="2.872cm" draw:transform="skewX (0.000698131700797731) rotate (-0.348367718698068) translate (3.80999990177935cm 28.2570002697346cm)" svg:viewBox="0 0 4184 2873" svg:d="M0 0c3452 0 4184 2873 4184 2873">
          <text:p/>
        </draw:path>
        <draw:frame draw:style-name="gr27" draw:text-style-name="P27" draw:layer="layout" svg:width="0.545cm" svg:height="1.115cm" svg:x="2.98cm" svg:y="49.023cm">
          <draw:text-box>
            <text:p><text:span text:style-name="T19">Ë</text:span></text:p>
          </draw:text-box>
        </draw:frame>
        <draw:path draw:style-name="gr30" draw:text-style-name="P18" draw:layer="layout" svg:width="6.023cm" svg:height="0.709cm" draw:transform="skewX (-0.564439480094966) rotate (-2.82586259190402) translate (15.8865982049706cm 50.716321894616cm)" svg:viewBox="0 0 6024 710" svg:d="M6024 0c-3279 0-6024 710-6024 710">
          <text:p/>
        </draw:path>
        <draw:path draw:style-name="gr30" draw:text-style-name="P6" draw:layer="layout" svg:width="5.296cm" svg:height="2.055cm" draw:transform="skewX (0.429700061841004) rotate (-0.185703032412197) translate (3.70999978777835cm 49.563000301419cm)" svg:viewBox="0 0 5297 2056" svg:d="M0 0c4365 0 5297 2056 5297 2056">
          <text:p/>
        </draw:path>
        <draw:path draw:style-name="gr30" draw:text-style-name="P18" draw:layer="layout" svg:width="7.418cm" svg:height="0.57cm" draw:transform="skewX (-0.905127750084259) rotate (-2.94419591518924) translate (17.4343888435722cm 51.4499957225352cm)" svg:viewBox="0 0 7419 571" svg:d="M7419 0c-4040-1-7419 571-7419 571">
          <text:p/>
        </draw:path>
        <draw:frame draw:style-name="gr27" draw:text-style-name="P27" draw:layer="layout" svg:width="0.545cm" svg:height="1.115cm" svg:x="15.33cm" svg:y="49.216cm">
          <draw:text-box>
            <text:p><text:span text:style-name="T19">Ï</text:span></text:p>
          </draw:text-box>
        </draw:frame>
        <draw:frame draw:style-name="gr27" draw:text-style-name="P27" draw:layer="layout" svg:width="0.635cm" svg:height="1.115cm" svg:x="16.71cm" svg:y="50.068cm">
          <draw:text-box>
            <text:p><text:span text:style-name="T19">Ü</text:span></text:p>
          </draw:text-box>
        </draw:frame>
        <draw:frame draw:style-name="gr27" draw:text-style-name="P27" draw:layer="layout" svg:width="0.545cm" svg:height="1.115cm" svg:x="15.331cm" svg:y="47.917cm">
          <draw:text-box>
            <text:p><text:span text:style-name="T19">Ÿ</text:span></text:p>
          </draw:text-box>
        </draw:frame>
        <draw:path draw:style-name="gr30" draw:text-style-name="P18" draw:layer="layout" svg:width="6.299cm" svg:height="0.95cm" draw:transform="skewX (-0.282743338823081) rotate (-2.71189259174879) translate (15.8877750114885cm 49.6451399918779cm)" svg:viewBox="0 0 6300 951" svg:d="M6300 0c-3429 0-6300 951-6300 951">
          <text:p/>
        </draw:path>
        <draw:frame draw:style-name="gr15" draw:text-style-name="P12" draw:layer="layout" svg:width="0.545cm" svg:height="1.115cm" svg:x="1.777cm" svg:y="27.94cm">
          <draw:text-box>
            <text:p><text:span text:style-name="T7">Ç</text:span></text:p>
          </draw:text-box>
        </draw:frame>
        <draw:path draw:style-name="gr26" draw:text-style-name="P6" draw:layer="layout" svg:width="5.234cm" svg:height="2.729cm" draw:transform="skewX (0.215199096770901) rotate (-0.254643537865973) translate (2.539999877184cm 28.5750002415936cm)" svg:viewBox="0 0 5235 2730" svg:d="M0 0c4319 0 5235 2730 5235 2730">
          <text:p/>
        </draw:path>
        <draw:path draw:style-name="gr26" draw:text-style-name="P6" draw:layer="layout" svg:width="3.49cm" svg:height="1.819cm" draw:transform="skewX (-0.215722695546499) rotate (0.254469004940773) translate (10.5916974795711cm 30.7237229336742cm)" svg:viewBox="0 0 3491 1820" svg:d="M3491 0c-2880 0-3491 1820-3491 1820">
          <text:p/>
        </draw:path>
        <draw:frame draw:style-name="gr31" draw:text-style-name="P29" draw:layer="layout" svg:width="2.222cm" svg:height="0.827cm" svg:x="13.017cm" svg:y="28.87cm">
          <draw:text-box>
            <text:p text:style-name="P28"><text:span text:style-name="T20">T</text:span><text:span text:style-name="T20">I</text:span><text:span text:style-name="T20">O</text:span><text:span text:style-name="T20">N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3270 Nerd Font" svg:font-family="'3270 Nerd Font'" style:font-pitch="fixed"/>
    <style:font-face style:name="DejaVu Sans" svg:font-family="'DejaVu Sans'" style:font-family-generic="system" style:font-pitch="variable"/>
    <style:font-face style:name="Hack Nerd Font Mono" svg:font-family="'Hack Nerd Font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1cm" fo:padding-right="0.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.009cm" fo:page-height="68.8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3T21:50:17.290941292</meta:creation-date>
    <dc:date>2024-09-22T16:04:44.470676054</dc:date>
    <meta:editing-duration>P2DT8H20M50S</meta:editing-duration>
    <meta:editing-cycles>219</meta:editing-cycles>
    <meta:generator>LibreOffice/24.2.6.2$Linux_X86_64 LibreOffice_project/420$Build-2</meta:generator>
    <meta:document-statistic meta:object-count="474"/>
  </office:meta>
</office:document-meta>
</file>